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32000001229EDACB44192A44A5.png" manifest:media-type="image/png"/>
  <manifest:file-entry manifest:full-path="Pictures/100002010000015E0000025868BE540254096B5C.tif" manifest:media-type="image/tiff"/>
  <manifest:file-entry manifest:full-path="Pictures/100002010000013200000123EC70F7D915EAD769.png" manifest:media-type="image/png"/>
  <manifest:file-entry manifest:full-path="Pictures/1000000000000286000000A0433460A75BEAC019.png" manifest:media-type="image/png"/>
  <manifest:file-entry manifest:full-path="Pictures/10000000000004E200000104D4DDD00917DC4A65.png" manifest:media-type="image/png"/>
  <manifest:file-entry manifest:full-path="Pictures/1000020100000517000001F4DA8DC4E778F0CC99.png" manifest:media-type="image/png"/>
  <manifest:file-entry manifest:full-path="Pictures/10000000000002E6000000A40C7C4EE45597F7A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Calibri" svg:font-family="Calibri"/>
    <style:font-face style:name="Helvetica Light" svg:font-family="'Helvetica Light'"/>
    <style:font-face style:name="Arial narrow" svg:font-family="'Arial narro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dissolve"/>
    </style:style>
    <style:style style:name="gr1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81cm" fo:padding-bottom="0.181cm" fo:padding-left="0.181cm" fo:padding-right="0.181cm" fo:wrap-option="wrap"/>
    </style:style>
    <style:style style:name="gr2" style:family="graphic" style:parent-style-name="Objeto_20_sem_20_preenchimento_20_nem_20_linha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44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gr7" style:family="graphic" style:parent-style-name="standard">
      <style:graphic-properties svg:stroke-color="#000000" svg:stroke-opacity="100%" draw:fill-color="#dddddd" draw:textarea-horizontal-align="justify" draw:textarea-vertical-align="middle" draw:auto-grow-height="false" fo:min-height="2.15cm" fo:min-width="6.1cm"/>
    </style:style>
    <style:style style:name="gr8" style:family="graphic" style:parent-style-name="objectwithoutfill">
      <style:graphic-properties draw:stroke="solid" svg:stroke-width="0.081cm" draw:marker-start="" draw:marker-start-width="0.321cm" draw:marker-end="Triangle_20_unfilled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color="#000000" svg:stroke-opacity="100%" draw:fill-color="#dddddd" draw:textarea-horizontal-align="justify" draw:textarea-vertical-align="middle" draw:auto-grow-height="false" fo:min-height="1.75cm" fo:min-width="7.9cm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2.15cm" fo:min-width="8.1cm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2.35cm" fo:min-width="7.7cm"/>
    </style:style>
    <style:style style:name="gr12" style:family="graphic" style:parent-style-name="objectwithoutfill">
      <style:graphic-properties draw:stroke="dash" draw:stroke-dash="Fine_20_Dashed" svg:stroke-width="0.035cm" draw:marker-start="Circle" draw:marker-start-width="0.252cm" draw:marker-end="Circle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-color="#dddddd" draw:textarea-horizontal-align="justify" draw:textarea-vertical-align="middle" draw:auto-grow-height="false" fo:min-height="0.95cm" fo:min-width="7.9cm"/>
    </style:style>
    <style:style style:name="gr14" style:family="graphic" style:parent-style-name="objectwithoutfill">
      <style:graphic-properties svg:stroke-width="0.081cm" draw:marker-start-width="0.321cm" draw:marker-end="Triangle_20_unfilled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dash" draw:stroke-dash="Dashed_20__28_var_29_" svg:stroke-width="0.081cm" draw:marker-start="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0.95cm" fo:min-width="8.1cm"/>
    </style:style>
    <style:style style:name="pr1" style:family="presentation" style:parent-style-name="Blank-notes">
      <style:graphic-properties fo:min-height="13.364cm"/>
    </style:style>
    <style:style style:name="pr2" style:family="presentation" style:parent-style-name="Title_2c__20_Bullets_20__26__20_Photo-notes">
      <style:graphic-properties fo:min-height="13.364cm"/>
    </style:style>
    <style:style style:name="pr3" style:family="presentation" style:parent-style-name="Title_2c__20_Bullets_20__26__20_Photo-title">
      <style:graphic-properties fo:min-height="2.98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text-properties style:font-name="Arial narrow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style:text-properties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-color="#dddddd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dddddd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Narrow" fo:font-size="60pt" fo:letter-spacing="normal" fo:font-style="normal" style:text-underline-style="none" fo:font-weight="bold" style:font-name-asian="Arial Narrow" style:font-size-asian="60pt" style:font-style-asian="normal" style:font-weight-asian="bold" style:font-name-complex="Arial Narrow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 Narrow" fo:font-size="40pt" fo:letter-spacing="normal" fo:font-style="normal" style:text-underline-style="none" fo:font-weight="bold" style:font-name-asian="Arial Narrow" style:font-size-asian="40pt" style:font-style-asian="normal" style:font-weight-asian="bold" style:font-name-complex="Arial Narrow" style:font-size-complex="40pt" style:font-style-complex="normal" style:font-weight-complex="bold"/>
    </style:style>
    <style:style style:name="T3" style:family="text">
      <style:text-properties style:font-name="Arial narrow"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1">
        <office:forms form:automatic-focus="false" form:apply-design-mode="false"/>
        <draw:custom-shape draw:name="Shape 57" draw:style-name="gr1" draw:text-style-name="P2" draw:layer="layout" svg:width="34.756cm" svg:height="2.901cm" svg:x="0.684cm" svg:y="11.012cm">
          <text:p text:style-name="P1"><text:span text:style-name="T1">FACTORY METH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1" draw:text-style-name="P3" draw:layer="layout" svg:width="35.446cm" svg:height="2.056cm" svg:x="0.339cm" svg:y="17.471cm">
          <text:p text:style-name="P1"><text:span text:style-name="T2">Samuel Lima da Sil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2" draw:text-style-name="P4" draw:layer="layout" svg:width="5.52cm" svg:height="5.232cm" svg:x="18.125cm" svg:y="2.623cm">
          <draw:image xlink:href="Pictures/1000020100000132000001229EDACB44192A44A5.png" xlink:type="simple" xlink:show="embed" xlink:actuate="onLoad" loext:mime-type="image/png">
            <text:p/>
          </draw:image>
        </draw:frame>
        <draw:frame draw:name="pasted-image.tiff" draw:style-name="gr2" draw:text-style-name="P4" draw:layer="layout" svg:width="4.599cm" svg:height="7.885cm" svg:x="12.478cm" svg:y="1.297cm">
          <draw:image xlink:href="Pictures/100002010000015E0000025868BE540254096B5C.tif" xlink:type="simple" xlink:show="embed" xlink:actuate="onLoad" loext:mime-type="image/tiff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ção" draw:style-name="dp3" draw:master-page-name="Title_2c__20_Bullets_20__26__20_Photo" presentation:presentation-page-layout-name="AL1T1" xml:id="id1" draw:id="id1">
        <office:forms form:automatic-focus="false" form:apply-design-mode="false"/>
        <draw:frame draw:style-name="gr4" draw:text-style-name="P5" draw:layer="layout" svg:width="16cm" svg:height="2.194cm" svg:x="1.6cm" svg:y="2.206cm">
          <draw:text-box>
            <text:p><text:span text:style-name="T3">Motivação</text:span></text:p>
          </draw:text-box>
        </draw:frame>
        <draw:frame draw:style-name="gr5" draw:text-style-name="P6" draw:layer="layout" svg:width="17.093cm" svg:height="4.232cm" svg:x="1.861cm" svg:y="19.768cm">
          <draw:image xlink:href="Pictures/1000000000000286000000A0433460A75BEAC019.png" xlink:type="simple" xlink:show="embed" xlink:actuate="onLoad" loext:mime-type="image/png">
            <text:p/>
          </draw:image>
        </draw:frame>
        <draw:frame draw:style-name="gr5" draw:text-style-name="P6" draw:layer="layout" svg:width="34.488cm" svg:height="13.233cm" svg:x="0.905cm" svg:y="6.008cm">
          <draw:image xlink:href="Pictures/1000020100000517000001F4DA8DC4E778F0CC99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0.5s" smil:type="dissolv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c__20_Bullets_20__26__20_Photo" presentation:presentation-page-layout-name="AL1T1" xml:id="id2" draw:id="id2">
        <office:forms form:automatic-focus="false" form:apply-design-mode="false"/>
        <draw:frame draw:style-name="gr6" draw:text-style-name="P7" draw:layer="layout" svg:width="13.6cm" svg:height="2.143cm" svg:x="2cm" svg:y="1.6cm">
          <draw:text-box>
            <text:p><text:span text:style-name="T4">Implementação</text:span></text:p>
          </draw:text-box>
        </draw:frame>
        <draw:frame draw:style-name="gr5" draw:text-style-name="P6" draw:layer="layout" svg:width="19.633cm" svg:height="4.338cm" svg:x="1.367cm" svg:y="5.862cm">
          <draw:image xlink:href="Pictures/10000000000002E6000000A40C7C4EE45597F7AA.png" xlink:type="simple" xlink:show="embed" xlink:actuate="onLoad" loext:mime-type="image/png">
            <text:p/>
          </draw:image>
        </draw:frame>
        <draw:frame draw:style-name="gr5" draw:text-style-name="P6" draw:layer="layout" svg:width="33.076cm" svg:height="6.879cm" svg:x="1.324cm" svg:y="12.4cm">
          <draw:image xlink:href="Pictures/10000000000004E200000104D4DDD00917DC4A65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transitionFilter smil:dur="0.5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c__20_Bullets_20__26__20_Photo" presentation:presentation-page-layout-name="AL1T1" xml:id="id3" draw:id="id3">
        <office:forms form:automatic-focus="false" form:apply-design-mode="false"/>
        <draw:frame presentation:style-name="pr3" draw:text-style-name="P8" draw:layer="layout" svg:width="20.966cm" svg:height="2.985cm" svg:x="-4.8cm" svg:y="1.015cm" presentation:class="title" presentation:user-transformed="true">
          <draw:text-box>
            <text:p><text:span text:style-name="T4">Estrutura</text:span></text:p>
          </draw:text-box>
        </draw:frame>
        <draw:custom-shape draw:style-name="gr7" draw:text-style-name="P10" draw:layer="layout" svg:width="6.6cm" svg:height="2.4cm" svg:x="1.4cm" svg:y="6.6cm">
          <text:p text:style-name="P9"><text:span text:style-name="T5">Produto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6.6cm" svg:height="2.4cm" svg:x="1.4cm" svg:y="12.4cm">
          <text:p text:style-name="P9"><text:span text:style-name="T5">ProdutoConcreto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4.4cm" svg:y1="12.4cm" svg:x2="4.4cm" svg:y2="9cm">
          <text:p/>
        </draw:line>
        <draw:custom-shape draw:style-name="gr9" draw:text-style-name="P11" draw:layer="layout" svg:width="8.4cm" svg:height="2cm" svg:x="13.4cm" svg:y="7.6cm">
          <text:p text:style-name="P9">metodoFabrica( )</text:p>
          <text:p text:style-name="P9">outroMetodo( )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8.6cm" svg:height="2.4cm" svg:x="13.2cm" svg:y="12.6cm">
          <text:p text:style-name="P9">MetodoFabrica( )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8.2cm" svg:height="2.6cm" svg:x="24.6cm" svg:y="7.8cm">
          <text:p text:style-name="P9">…</text:p>
          <text:p text:style-name="P9">produto = metodoFabrica( )</text:p>
          <text:p text:style-name="P9">...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8.6cm" svg:height="2.4cm" svg:x="25.4cm" svg:y="12.6cm">
          <text:p text:style-name="P9">return new ProdutoConcreto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9.8cm" svg:y1="9cm" svg:x2="24.6cm" svg:y2="9cm">
          <text:p/>
        </draw:line>
        <draw:custom-shape draw:style-name="gr13" draw:text-style-name="P11" draw:layer="layout" svg:width="8.4cm" svg:height="1.2cm" svg:x="13.4cm" svg:y="6.589cm">
          <text:p text:style-name="P9">Criador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20.4cm" svg:y1="13.8cm" svg:x2="25.4cm" svg:y2="13.8cm">
          <text:p/>
        </draw:line>
        <draw:line draw:style-name="gr14" draw:text-style-name="P6" draw:layer="layout" svg:x1="17.4cm" svg:y1="12.6cm" svg:x2="17.4cm" svg:y2="9.6cm">
          <text:p/>
        </draw:line>
        <draw:line draw:style-name="gr15" draw:text-style-name="P6" draw:layer="layout" svg:x1="13.2cm" svg:y1="13.6cm" svg:x2="8cm" svg:y2="13.6cm">
          <text:p/>
        </draw:line>
        <draw:custom-shape draw:style-name="gr16" draw:text-style-name="P11" draw:layer="layout" svg:width="8.6cm" svg:height="1.2cm" svg:x="13.2cm" svg:y="11.4cm">
          <text:p text:style-name="P9">CriadorConcreto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.begin">
            <anim:transitionFilter smil:dur="0.5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/>
    <style:font-face style:name="Calibri" svg:font-family="Calibri"/>
    <style:font-face style:name="Helvetica Light" svg:font-family="'Helvetica Light'"/>
    <style:font-face style:name="Arial narrow" svg:font-family="'Arial narro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6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36pt" style:font-style-asian="normal" style:font-weight-asian="normal" style:font-name-complex="Calibri" style:font-family-complex="Calibri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36pt" fo:letter-spacing="normal" fo:font-style="normal" style:text-underline-style="none" fo:font-weight="normal" style:font-name-asian="Calibri" style:font-family-asian="Calibri" style:font-size-asian="36pt" style:font-style-asian="normal" style:font-weight-asian="normal" style:font-name-complex="Calibri" style:font-family-complex="Calibri" style:font-size-complex="36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36pt" fo:letter-spacing="normal" fo:font-style="normal" style:text-underline-style="none" fo:font-weight="normal" style:font-name-asian="Calibri" style:font-family-asian="Calibri" style:font-size-asian="36pt" style:font-style-asian="normal" style:font-weight-asian="normal" style:font-name-complex="Calibri" style:font-family-complex="Calibri" style:font-size-complex="36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36pt" fo:letter-spacing="normal" fo:font-style="normal" style:text-underline-style="none" fo:font-weight="normal" style:font-name-asian="Calibri" style:font-family-asian="Calibri" style:font-size-asian="36pt" style:font-style-asian="normal" style:font-weight-asian="normal" style:font-name-complex="Calibri" style:font-family-complex="Calibri" style:font-size-complex="36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6pt" fo:letter-spacing="normal" fo:font-style="normal" fo:text-shadow="none" style:text-underline-style="none" fo:font-weight="normal" style:letter-kerning="true" fo:background-color="transparent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Bullets_20__26__20_Photo-background" style:display-name="Title, Bullets &amp; Photo-background" style:family="presentation">
      <style:graphic-properties draw:stroke="none" draw:fill="solid" draw:fill-color="#ffffff"/>
      <style:text-properties style:letter-kerning="true"/>
    </style:style>
    <style:style style:name="Title_2c__20_Bullets_20__26__20_Photo-backgroundobjects" style:display-name="Title, Bullets &amp;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Bullets_20__26__20_Photo-notes" style:display-name="Title, Bullets &amp; 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-outline1" style:display-name="Title, Bullets &amp; Photo-outline1" style:family="presentation">
      <style:graphic-properties draw:stroke="none" draw:fill="none" draw:auto-grow-height="false" draw:fit-to-size="shrink-to-fit" style:shrink-to-fit="true">
        <text:list-style style:name="Title_2c__20_Bullets_20__26__20_Photo-outline1" style:display-name="Title, Bullets &amp; Ph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6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36pt" style:font-style-asian="normal" style:font-weight-asian="normal" style:font-name-complex="Calibri" style:font-family-complex="Calibri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Bullets_20__26__20_Photo-outline2" style:display-name="Title, Bullets &amp; Photo-outline2" style:family="presentation" style:parent-style-name="Title_2c__20_Bullets_20__26__20_Photo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36pt" fo:letter-spacing="normal" fo:font-style="normal" style:text-underline-style="none" fo:font-weight="normal" style:font-name-asian="Calibri" style:font-family-asian="Calibri" style:font-size-asian="36pt" style:font-style-asian="normal" style:font-weight-asian="normal" style:font-name-complex="Calibri" style:font-family-complex="Calibri" style:font-size-complex="36pt" style:font-style-complex="normal" style:font-weight-complex="normal" fo:hyphenate="false"/>
    </style:style>
    <style:style style:name="Title_2c__20_Bullets_20__26__20_Photo-outline3" style:display-name="Title, Bullets &amp; Photo-outline3" style:family="presentation" style:parent-style-name="Title_2c__20_Bullets_20__26__20_Photo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36pt" fo:letter-spacing="normal" fo:font-style="normal" style:text-underline-style="none" fo:font-weight="normal" style:font-name-asian="Calibri" style:font-family-asian="Calibri" style:font-size-asian="36pt" style:font-style-asian="normal" style:font-weight-asian="normal" style:font-name-complex="Calibri" style:font-family-complex="Calibri" style:font-size-complex="36pt" style:font-style-complex="normal" style:font-weight-complex="normal" fo:hyphenate="false"/>
    </style:style>
    <style:style style:name="Title_2c__20_Bullets_20__26__20_Photo-outline4" style:display-name="Title, Bullets &amp; Photo-outline4" style:family="presentation" style:parent-style-name="Title_2c__20_Bullets_20__26__20_Photo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36pt" fo:letter-spacing="normal" fo:font-style="normal" style:text-underline-style="none" fo:font-weight="normal" style:font-name-asian="Calibri" style:font-family-asian="Calibri" style:font-size-asian="36pt" style:font-style-asian="normal" style:font-weight-asian="normal" style:font-name-complex="Calibri" style:font-family-complex="Calibri" style:font-size-complex="36pt" style:font-style-complex="normal" style:font-weight-complex="normal" fo:hyphenate="false"/>
    </style:style>
    <style:style style:name="Title_2c__20_Bullets_20__26__20_Photo-outline5" style:display-name="Title, Bullets &amp; Photo-outline5" style:family="presentation" style:parent-style-name="Title_2c__20_Bullets_20__26__20_Photo-outline4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6" style:display-name="Title, Bullets &amp; Photo-outline6" style:family="presentation" style:parent-style-name="Title_2c__20_Bullets_20__26__20_Photo-outline5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7" style:display-name="Title, Bullets &amp; Photo-outline7" style:family="presentation" style:parent-style-name="Title_2c__20_Bullets_20__26__20_Photo-outline6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8" style:display-name="Title, Bullets &amp; Photo-outline8" style:family="presentation" style:parent-style-name="Title_2c__20_Bullets_20__26__20_Photo-outline7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9" style:display-name="Title, Bullets &amp; Photo-outline9" style:family="presentation" style:parent-style-name="Title_2c__20_Bullets_20__26__20_Photo-outline8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subtitle" style:display-name="Title, Bullets &amp; Photo-subtitle" style:family="presentation">
      <style:graphic-properties draw:stroke="none" draw:fill="none" draw:textarea-vertical-align="middle">
        <text:list-style style:name="Title_2c__20_Bullets_20__26__20_Photo-subtitle" style:display-name="Title, Bullets &amp; Ph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-title" style:display-name="Title, Bullets &amp; Photo-title" style:family="presentation">
      <style:graphic-properties draw:stroke="none" draw:fill="none" draw:textarea-vertical-align="middle">
        <text:list-style style:name="Title_2c__20_Bullets_20__26__20_Photo-title" style:display-name="Title, Bullets &amp; Ph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6pt" fo:letter-spacing="normal" fo:font-style="normal" fo:text-shadow="none" style:text-underline-style="none" fo:font-weight="normal" style:letter-kerning="true" fo:background-color="transparent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svg:stroke-width="0.035cm" draw:stroke-linejoin="miter" draw:fill="none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2" style:family="presentation" style:parent-style-name="Blank-backgroundobjects">
      <style:graphic-properties draw:auto-grow-height="false" fo:min-height="1.485cm"/>
    </style:style>
    <style:style style:name="Mpr3" style:family="presentation" style:parent-style-name="Blank-backgroundobjects">
      <style:graphic-properties draw:textarea-vertical-align="bottom" draw:auto-grow-height="false" fo:min-height="1.485cm"/>
    </style:style>
    <style:style style:name="Mpr4" style:family="presentation" style:parent-style-name="Title_2c__20_Bullets_20__26__20_Photo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Mpr5" style:family="presentation" style:parent-style-name="Title_2c__20_Bullets_20__26__20_Photo-outline1">
      <style:graphic-properties draw:stroke="none" svg:stroke-width="0.035cm" draw:stroke-linejoin="miter" draw:fill="none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6" style:family="presentation" style:parent-style-name="Title_2c__20_Bullets_20__26__20_Photo-backgroundobjects">
      <style:graphic-properties draw:stroke="none" svg:stroke-width="0.035cm" draw:stroke-linejoin="miter" draw:fill="none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7" style:family="presentation" style:parent-style-name="Title_2c__20_Bullets_20__26__20_Photo-backgroundobjects">
      <style:graphic-properties draw:auto-grow-height="false" fo:min-height="1.485cm"/>
    </style:style>
    <style:style style:name="Mpr8" style:family="presentation" style:parent-style-name="Title_2c__20_Bullets_20__26__20_Photo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cm" fo:margin-right="0cm" fo:margin-top="0.353cm" fo:margin-bottom="0cm" fo:line-height="100%" fo:text-align="start" fo:text-indent="0cm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bold" style:font-name-asian="Calibri" style:font-size-asian="40pt" style:font-style-asian="normal" style:font-weight-asian="bold" style:font-name-complex="Calibri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4</text:page-number></text:span></text:p>
        </draw:text-box>
      </draw:frame>
    </style:handout-master>
    <style:master-page style:name="Blank" style:page-layout-name="PM1" draw:style-name="Mdp1">
      <draw:frame draw:name="pasted-image.tiff" draw:style-name="Mgr3" draw:text-style-name="MP3" draw:layer="backgroundobjects" drawooo:display="printer" svg:width="1.202cm" svg:height="2.06cm" svg:x="32.987cm" svg:y="24.67cm">
        <draw:image xlink:href="Pictures/100002010000015E0000025868BE540254096B5C.tif" xlink:type="simple" xlink:show="embed" xlink:actuate="onLoad" loext:mime-type="image/tiff">
          <text:p/>
        </draw:image>
      </draw:frame>
      <draw:frame draw:name="pasted-image.png" draw:style-name="Mgr3" draw:text-style-name="MP3" draw:layer="backgroundobjects" drawooo:display="printer" svg:width="1.47cm" svg:height="1.398cm" svg:x="34.351cm" svg:y="25.001cm">
        <draw:image xlink:href="Pictures/100002010000013200000123EC70F7D915EAD769.png" xlink:type="simple" xlink:show="embed" xlink:actuate="onLoad" loext:mime-type="image/png">
          <text:p/>
        </draw:image>
      </draw:frame>
      <draw:frame draw:name="Shape 31" presentation:style-name="Mpr1" draw:text-style-name="MP4" draw:layer="backgroundobjects" svg:width="1.023cm" svg:height="1.057cm" svg:x="17.533cm" svg:y="25.7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  <style:master-page style:name="Title_2c__20_Bullets_20__26__20_Photo" style:display-name="Title, Bullets &amp; Photo" style:page-layout-name="PM1" draw:style-name="Mdp1">
      <draw:frame draw:name="pasted-image.tiff" draw:style-name="Mgr3" draw:text-style-name="MP3" draw:layer="backgroundobjects" svg:width="1.202cm" svg:height="2.06cm" svg:x="32.987cm" svg:y="24.67cm">
        <draw:image xlink:href="Pictures/100002010000015E0000025868BE540254096B5C.tif" xlink:type="simple" xlink:show="embed" xlink:actuate="onLoad" loext:mime-type="image/tiff">
          <text:p/>
        </draw:image>
      </draw:frame>
      <draw:frame draw:name="pasted-image.png" draw:style-name="Mgr3" draw:text-style-name="MP3" draw:layer="backgroundobjects" svg:width="1.47cm" svg:height="1.398cm" svg:x="34.351cm" svg:y="25.001cm">
        <draw:image xlink:href="Pictures/100002010000013200000123EC70F7D915EAD769.png" xlink:type="simple" xlink:show="embed" xlink:actuate="onLoad" loext:mime-type="image/png">
          <text:p/>
        </draw:image>
      </draw:frame>
      <draw:frame draw:name="Shape 13" presentation:style-name="Mpr4" draw:text-style-name="MP6" draw:layer="backgroundobjects" svg:width="33.008cm" svg:height="2.985cm" svg:x="1.558cm" svg:y="1.235cm" presentation:class="title" presentation:user-transformed="true">
        <draw:text-box>
          <text:p text:style-name="MP5"><text:span text:style-name="MT2">Title Text</text:span></text:p>
        </draw:text-box>
      </draw:frame>
      <draw:frame draw:name="Shape 14" presentation:style-name="Mpr5" draw:text-style-name="MP8" draw:layer="backgroundobjects" svg:width="31.498cm" svg:height="20.171cm" svg:x="2.044cm" svg:y="5.107cm" presentation:class="outline" presentation:user-transformed="true">
        <draw:text-box>
          <text:list text:style-name="ML3">
            <text:list-item>
              <text:p text:style-name="MP7"><text:span text:style-name="MT3">Body Level One</text:span></text:p>
              <text:list>
                <text:list-item>
                  <text:p text:style-name="MP7"><text:span text:style-name="MT4">Body Level Two</text:span></text:p>
                  <text:list>
                    <text:list-item>
                      <text:p text:style-name="MP7"><text:span text:style-name="MT5">Body Level Three</text:span></text:p>
                      <text:list>
                        <text:list-item>
                          <text:p text:style-name="MP7"><text:span text:style-name="MT6">Body Level Four</text:span></text:p>
                          <text:list>
                            <text:list-item>
                              <text:p text:style-name="MP7"><text:span text:style-name="MT6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15" presentation:style-name="Mpr6" draw:text-style-name="MP4" draw:layer="backgroundobjects" svg:width="1.023cm" svg:height="1.057cm" svg:x="17.533cm" svg:y="25.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c__20_Bullets_20__26__20_Photo-title" draw:layer="backgroundobjects" svg:width="14.848cm" svg:height="11.136cm" svg:x="3.075cm" svg:y="2.257cm" presentation:class="page"/>
        <draw:frame presentation:style-name="Title_2c__20_Bullets_20__26__20_Phot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28T00:04:52.809000000</dc:date>
    <meta:editing-duration>PT5M3S</meta:editing-duration>
    <meta:editing-cycles>2</meta:editing-cycles>
    <meta:generator>LibreOffice/6.1.2.1$Windows_X86_64 LibreOffice_project/65905a128db06ba48db947242809d14d3f9a93fe</meta:generator>
    <meta:document-statistic meta:object-count="64"/>
  </office:meta>
</office:document-meta>
</file>